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fo:font-size="14pt" style:font-size-asian="14pt" style:font-size-complex="14pt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Normal" style:family="paragraph">
      <style:text-properties fo:font-weight="bold" style:font-weight-asian="bold" fo:font-size="14pt" style:font-size-asian="14pt" style:font-size-complex="14pt"/>
    </style:style>
    <style:style style:name="P13" style:parent-style-name="Paragraphedeliste" style:list-style-name="LFO2" style:family="paragraph"/>
    <style:style style:name="P14" style:parent-style-name="Paragraphedeliste" style:list-style-name="LFO2" style:family="paragraph"/>
    <style:style style:name="P15" style:parent-style-name="Paragraphedeliste" style:list-style-name="LFO2" style:family="paragraph"/>
    <style:style style:name="P16" style:parent-style-name="Paragraphedeliste" style:list-style-name="LFO2" style:family="paragraph"/>
    <style:style style:name="P17" style:parent-style-name="Paragraphedeliste" style:list-style-name="LFO2" style:family="paragraph"/>
    <style:style style:name="P18" style:parent-style-name="Paragraphedeliste" style:list-style-name="LFO2" style:family="paragraph"/>
    <style:style style:name="P19" style:parent-style-name="Paragraphedeliste" style:list-style-name="LFO2" style:family="paragraph"/>
    <style:style style:name="P20" style:parent-style-name="Paragraphedeliste" style:list-style-name="LFO2" style:family="paragraph"/>
    <style:style style:name="P21" style:parent-style-name="Normal" style:family="paragraph">
      <style:text-properties fo:font-weight="bold" style:font-weight-asian="bold" fo:font-size="14pt" style:font-size-asian="14pt" style:font-size-complex="14pt"/>
    </style:style>
    <style:style style:name="P22" style:parent-style-name="Paragraphedeliste" style:list-style-name="LFO3" style:family="paragraph"/>
  </office:automatic-styles>
  <office:body>
    <office:text text:use-soft-page-breaks="true">
      <text:p text:style-name="P1">Nouvelles fonctionnalités FASTIT-ERP</text:p>
      <text:p text:style-name="P2"/>
      <text:p text:style-name="P3">Interventions :</text:p>
      <text:list text:style-name="LFO1" text:continue-numbering="true">
        <text:list-item>
          <text:p text:style-name="P4">Via le menu « Inter » vous pouvez accéder à la gestion des interventions.</text:p>
        </text:list-item>
        <text:list-item>
          <text:p text:style-name="P5">Pour créer un intervention, rendez-vous simplement dans le sous menu « Créer ».</text:p>
        </text:list-item>
        <text:list-item>
          <text:p text:style-name="P6">Pour lister les interventions, rendez-vous dans le sous-menu « Lister ».</text:p>
        </text:list-item>
        <text:list-item>
          <text:p text:style-name="P7">Pour accéder à une fiche détaillée d’une intervention ( et lui ajouter des tâches par exemple), cliquez sur le nom de l’intervention à partir de la liste.</text:p>
        </text:list-item>
        <text:list-item>
          <text:p text:style-name="P8">Une intervention peux enregistrer jusqu’à 3 responsables, ainsi qu’un nombre infini de tâches. (le matériel et le temps de travail, pour plus de lisibilité post-inter, sont géré via les tâches de l’intervention).</text:p>
        </text:list-item>
        <text:list-item>
          <text:p text:style-name="P9">Les tâches contenues dans une intervention contiennent 3 choses : 1exécutant, le temps de travail passé sur cette tâche ainsi que le matériel nécessaire à la tâche.</text:p>
        </text:list-item>
        <text:list-item>
          <text:p text:style-name="P10">Les simple utilisateurs ne peuvent changer les responsables d’une inter, ni supprimer une inter. Si vous devez absolument exécuter une de ces deux tâches, demander le à un administrateur (Chris ou Alex).</text:p>
        </text:list-item>
        <text:list-item>
          <text:p text:style-name="P11">Les statistiques, accessibles via le sous-menu « Statistiques », présentent le total du nombre d’heure passée sur les interventions  mis en rapport avec le total du nombre d’heure facturées (données visible sur : 1mois, 1an, Tout, chaque personne séparément).</text:p>
        </text:list-item>
      </text:list>
      <text:p text:style-name="P12">Lead :</text:p>
      <text:list text:style-name="LFO2" text:continue-numbering="true">
        <text:list-item>
          <text:p text:style-name="P13">Via le menu « Lead » vous pouvez accéder à la gestion des leads</text:p>
        </text:list-item>
        <text:list-item>
          <text:p text:style-name="P14">Pour créer un nouveau lead, rendez-vous dans le sous-menu « Créer ».</text:p>
        </text:list-item>
        <text:list-item>
          <text:p text:style-name="P15">Pour lister les leads, rendez-vous dans le sous-menu « Lister ».</text:p>
        </text:list-item>
        <text:list-item>
          <text:p text:style-name="P16">Les leads présentent 3 paramètre « spéciaux » : une fourchette de prix ; un<text:s/>level ; ainsi qu’un Etat.</text:p>
        </text:list-item>
        <text:list-item>
          <text:p text:style-name="P17">La fourchette de prix est une estimation du cout pour le client<text:s/>faites par le créateur du lead.</text:p>
        </text:list-item>
        <text:list-item>
          <text:p text:style-name="P18">Le « Level » est un niveau d’urgence de la demande</text:p>
        </text:list-item>
        <text:list-item>
          <text:p text:style-name="P19">L’état est simplement l’état du lead, par default il est défini à Nouveau ; Il peux prendre deux autres états, devisé ou abandonné.</text:p>
        </text:list-item>
        <text:list-item>
          <text:p text:style-name="P20">Les statistiques, accessibles via le sous-menu « Statistiques », présentent le nombre de Lead pour chaque employé sur deux périodes : 1mois et 1an.</text:p>
        </text:list-item>
      </text:list>
      <text:p text:style-name="P21">Profil Utilisateur :</text:p>
      <text:list text:style-name="LFO3" text:continue-numbering="true">
        <text:list-item>
          <text:p text:style-name="P22">Le profil user, accessible via le menu Profil, sous-menu « Afficher », récapitule les informations vous concernant et vous permet d’activer/désactiver les widgets visibles sur le tableau de bord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enaud Doome - Fast IT Service</meta:initial-creator>
    <dc:creator>Renaud Doome - Fast IT Service</dc:creator>
    <meta:creation-date>2013-10-23T14:36:00Z</meta:creation-date>
    <dc:date>2013-10-23T14:55:00Z</dc:date>
    <meta:template xlink:href="Normal" xlink:type="simple"/>
    <meta:editing-cycles>2</meta:editing-cycles>
    <meta:editing-duration>PT1140S</meta:editing-duration>
    <meta:document-statistic meta:page-count="1" meta:paragraph-count="4" meta:word-count="342" meta:character-count="2225" meta:row-count="15" meta:non-whitespace-character-count="1887"/>
  </office:meta>
</office:document-meta>
</file>